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DejaVu Sans Mono1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center"/>
      <style:text-properties style:font-name="DejaVu Sans Mono1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e of X.Org Foundation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5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4">Applause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5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4">Moar applause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Thanks for XDC Helsinki</text:p>
          </draw:text-box>
        </draw:frame>
        <draw:frame presentation:style-name="pr5" draw:text-style-name="P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 text:style-name="P7"><text:span text:style-name="T3">Thundering applause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SoC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 students</text:p>
              </text:list-item>
              <text:list-item>
                <text:p>need to get better again at PR</text:p>
              </text:list-item>
              <text:list-item>
                <text:p>help very much wel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oC/Outreachy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2 students</text:p>
              </text:list-item>
              <text:list-item>
                <text:p>students need to magically know how to contribute :(</text:p>
              </text:list-item>
              <text:list-item>
                <text:p>same for outreachy</text:p>
              </text:list-item>
              <text:list-item>
                <text:p>help very much wel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XDC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next year in Mountain View with Google!</text:p>
              </text:list-item>
              <text:list-item>
                <text:p>RFP process: https://www.x.org/wiki/Events/RFP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 transi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aperwork always takes longer</text:p>
              </text:list-item>
              <text:list-item>
                <text:p>but well underw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undation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please become a member</text:p>
              </text:list-item>
              <text:list-item>
                <text:p>everyone here qualifies</text:p>
              </text:list-item>
              <text:list-item>
                <text:p>https://members.x.org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DejaVu Sans Mono1" svg:font-family="'DejaVu Sans Mono'" style:font-pitch="fixed"/>
    <style:font-face style:name="Courier 10 Pitch" svg:font-family="'Courier 10 Pitch'" style:font-pitch="variable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5DT4H27M31S</meta:editing-duration>
    <meta:editing-cycles>64</meta:editing-cycles>
    <meta:generator>LibreOffice/5.1.5.2$Linux_X86_64 LibreOffice_project/10$Build-2</meta:generator>
    <dc:date>2016-09-23T13:18:55.364496625</dc:date>
    <meta:document-statistic meta:object-count="61"/>
  </office:meta>
</office:document-meta>
</file>